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/>
    </style:style>
    <style:style style:name="P12" style:family="paragraph">
      <style:text-properties fo:font-size="12pt"/>
    </style:style>
    <style:style style:name="T1" style:family="text">
      <style:text-properties fo:color="#000000" style:font-name-asian="Cascadia Mono" style:font-name-complex="Cascadia Mono"/>
    </style:style>
    <style:style style:name="T2" style:family="text">
      <style:text-properties fo:color="#000000" fo:language="ru" fo:country="RU" style:font-name-asian="Cascadia Mono" style:font-name-complex="Cascadia Mono"/>
    </style:style>
    <style:style style:name="T3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модуля функции</text:p>
      <text:p text:style-name="P1"/>
      <text:p text:style-name="P4">Разработчик студентка группы ИСП-31 Кулькова Ангелина</text:p>
      <text:p text:style-name="P4">Практическая работа №3. Вариант 13.</text:p>
      <text:p text:style-name="P4"/>
      <text:p text:style-name="P5">Спецификации модуля</text:p>
      <text:p text:style-name="P6">Найти в матрице количество чисел, которые меньше, чем среднее значение всех чисел в каждой строке.</text:p>
      <text:p text:style-name="P6"/>
      <text:p text:style-name="P7"><text:span text:style-name="T1">string KolMatr(int[,]matr)</text:span></text:p>
      <text:p text:style-name="P7"><text:span text:style-name="T1"/></text:p>
      <text:p text:style-name="P9"><text:span text:style-name="T1">Параметры:</text:span></text:p>
      <text:p text:style-name="P8"><text:span text:style-name="T1">Входные значения:</text:span></text:p>
      <text:p text:style-name="P7"><text:span text:style-name="T1">int[,]matr —</text:span><text:span text:style-name="T2"> матрица</text:span></text:p>
      <text:p text:style-name="P7"><text:span text:style-name="T2"/></text:p>
      <text:p text:style-name="P7"><text:span text:style-name="T2">Возвращаемое значение:</text:span></text:p>
      <text:p text:style-name="P7"><text:span text:style-name="T1">string str —</text:span><text:span text:style-name="T2"> строка со значениями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2"><draw:custom-shape text:anchor-type="paragraph" draw:z-index="8" draw:style-name="gr2" draw:text-style-name="P10" svg:width="4.763cm" svg:height="2.461cm" svg:x="5.987cm" svg:y="20.269cm"><text:p text:style-name="P10">Цикл 3</text:p><text:p text:style-name="P10">j=0(1)N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7" draw:style-name="gr2" svg:width="4.922cm" svg:height="1.959cm" svg:x="5.881cm" svg:y="17.914cm"><text:p text:style-name="P10">Sr = sr/kol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" draw:style-name="gr4" draw:text-style-name="P11" svg:width="4.818cm" svg:height="1.482cm" svg:x="5.84cm" svg:y="15.427cm"><draw:text-box><text:p text:style-name="P10"><text:span text:style-name="T3">Цикл 2</text:span></text:p></draw:text-box></draw:frame><draw:custom-shape text:anchor-type="paragraph" draw:z-index="4" draw:style-name="gr2" draw:text-style-name="P10" svg:width="4.816cm" svg:height="2.038cm" svg:x="5.881cm" svg:y="11.696cm"><text:p text:style-name="P10">Kol++</text:p><text:p text:style-name="P10">Sr = sr <text:s/>+ matr[i,j]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style-name="gr2" svg:width="4.763cm" svg:height="2.461cm" svg:x="5.907cm" svg:y="8.548cm"><text:p text:style-name="P10">Цикл 2</text:p><text:p text:style-name="P10">j=0(1)N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2" draw:style-name="gr2" draw:text-style-name="P12" svg:width="4.818cm" svg:height="2.569cm" svg:x="5.854cm" svg:y="5.267cm"><text:p text:style-name="P11">Цикл 1</text:p><text:p text:style-name="P11">i=0(1)M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" draw:style-name="gr2" draw:text-style-name="P10" svg:width="6.536cm" svg:height="1.773cm" svg:x="4.822cm" svg:y="2.992cm"><text:p text:style-name="P10">Ввод str, kol, sr, men,</text:p><text:p text:style-name="P10"><text:s/>M, N</text:p><text:p text:style-name="P10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ellipse text:anchor-type="paragraph" draw:z-index="0" draw:style-name="gr1" draw:text-style-name="P10" svg:width="5.398cm" svg:height="1.218cm" svg:x="5.749cm" svg:y="1.298cm"><text:p text:style-name="P10">Начало</text:p></draw:ellipse><text:soft-page-break/><text:span text:style-name="T2">Алгоритм фукции </text:span><text:span text:style-name="T1">string KolMatr(int[,]matr)</text:span></text:p>
      <text:p text:style-name="P2"><text:span text:style-name="T1"/></text:p>
      <text:p text:style-name="P2"><text:span text:style-name="T1"/></text:p>
      <text:p text:style-name="P2"><draw:custom-shape text:anchor-type="paragraph" draw:z-index="16" draw:style-name="gr3" svg:width="0.318cm" svg:height="0.477cm" svg:x="8.289cm" svg:y="0.0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draw:custom-shape text:anchor-type="paragraph" draw:z-index="17" draw:style-name="gr3" svg:width="0.292cm" svg:height="0.742cm" svg:x="7.971cm" svg:y="0.7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18" draw:style-name="gr3" svg:width="0.318cm" svg:height="0.952cm" svg:x="8.156cm" svg:y="0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19" draw:style-name="gr3" svg:width="0.292cm" svg:height="0.689cm" svg:x="8.183cm" svg:y="0.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20" draw:style-name="gr3" draw:text-style-name="P12" svg:width="0.398cm" svg:height="0.98cm" svg:x="8.156cm" svg:y="0.7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draw:custom-shape text:anchor-type="paragraph" draw:z-index="5" draw:style-name="gr3" draw:text-style-name="P12" svg:width="4.788cm" svg:height="2.754cm" draw:transform="skewX (0.000698131700797601) rotate (-3.13024801345243) translate (10.6574166666667cm 2.8575cm)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21" draw:style-name="gr3" svg:width="0.371cm" svg:height="0.768cm" svg:x="8.13cm" svg:y="0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22" draw:style-name="gr3" draw:text-style-name="P12" svg:width="0.32cm" svg:height="0.638cm" svg:x="8.236cm" svg:y="0.3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custom-shape text:anchor-type="paragraph" draw:z-index="24" draw:style-name="gr3" svg:width="0.451cm" svg:height="1.694cm" svg:x="8.236cm" svg:y="0.0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style-name="gr6" draw:text-style-name="P10" svg:width="1.588cm" svg:height="1.632cm" draw:transform="rotate (3.13077161222684) translate (10.1582361111111cm 1.658055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text:span text:style-name="T1"/></text:p>
      <text:p text:style-name="P2"><text:span text:style-name="T1"/></text:p>
      <text:p text:style-name="P2"><draw:custom-shape text:anchor-type="paragraph" draw:z-index="23" draw:style-name="gr3" svg:width="0.609cm" svg:height="0.556cm" svg:x="8.209cm" svg:y="0.21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2" draw:style-name="gr3" draw:text-style-name="P12" svg:width="0.616cm" svg:height="0.563cm" svg:x="9.567cm" svg:y="0.19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1"/></text:p>
      <text:p text:style-name="P2"><draw:custom-shape text:anchor-type="paragraph" draw:z-index="25" draw:style-name="gr3" draw:text-style-name="P12" svg:width="0.454cm" svg:height="0.865cm" svg:x="8.236cm" svg:y="0.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style-name="gr6" draw:text-style-name="P10" svg:width="2.474cm" svg:height="0.671cm" draw:transform="rotate (1.57358885359779) translate (10.5992083333333cm 3.09915277777778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30" draw:style-name="gr3" draw:text-style-name="P12" svg:width="0.613cm" svg:height="0.56cm" svg:x="10.661cm" svg:y="0.06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31" draw:style-name="gr3" svg:width="0.609cm" svg:height="0.556cm" svg:x="8.236cm" svg:y="0.02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oft-page-break/><text:span text:style-name="T1"/></text:p>
      <text:p text:style-name="P3"><draw:custom-shape text:anchor-type="paragraph" draw:z-index="9" draw:style-name="gr2" draw:text-style-name="P10" svg:width="4.181cm" svg:height="2.408cm" svg:x="6.41cm" svg:y="0.633cm"><text:p text:style-name="P10">matr[i,j]&lt;sr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style-name="gr2" draw:text-style-name="P10" svg:width="4.71cm" svg:height="1.826cm" svg:x="6.225cm" svg:y="3.597cm"><text:p text:style-name="P10">men++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3" draw:text-style-name="P12" svg:width="4.788cm" svg:height="2.754cm" draw:transform="skewX (0.000698131700797601) rotate (-3.13024801345243) translate (11.0542916666667cm 8.86354166666667cm)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frame text:anchor-type="paragraph" draw:z-index="12" draw:style-name="gr4" draw:text-style-name="P11" svg:width="4.818cm" svg:height="1.482cm" svg:x="6.237cm" svg:y="6.854cm"><draw:text-box><text:p text:style-name="P10"><text:span text:style-name="T3">Цикл 3</text:span></text:p></draw:text-box></draw:frame><draw:custom-shape text:anchor-type="paragraph" draw:z-index="13" draw:style-name="gr2" draw:text-style-name="P10" svg:width="4.922cm" svg:height="1.879cm" svg:x="6.278cm" svg:y="9.417cm"><text:p text:style-name="P10">Sr=0 <text:s text:c="2"/>str+= men + « » </text:p><text:p text:style-name="P10">Men=0 <text:s text:c="2"/>kol=0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10" svg:width="5.187cm" svg:height="2.17cm" svg:x="6.066cm" svg:y="11.904cm"><text:p text:style-name="P10">Вывод st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ellipse text:anchor-type="paragraph" draw:z-index="15" draw:style-name="gr1" draw:text-style-name="P10" svg:width="4.922cm" svg:height="1.509cm" svg:x="6.357cm" svg:y="14.762cm"><text:p text:style-name="P10">Конец</text:p></draw:ellipse><draw:custom-shape text:anchor-type="paragraph" draw:z-index="26" draw:style-name="gr3" svg:width="0.398cm" svg:height="0.556cm" svg:x="8.315cm" svg:y="3.0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7" draw:style-name="gr5" svg:width="0.636cm" svg:height="0.609cm" svg:x="7.68cm" svg:y="2.988cm"><draw:text-box><text:p>Да</text:p></draw:text-box></draw:frame><draw:frame text:anchor-type="paragraph" draw:z-index="33" draw:style-name="gr7" svg:width="1.244cm" svg:height="0.53cm" svg:x="11.437cm" svg:y="1.771cm"><draw:text-box><text:p>Нет</text:p></draw:text-box></draw:frame><draw:custom-shape text:anchor-type="paragraph" draw:z-index="34" draw:style-name="gr3" svg:width="0.451cm" svg:height="0.689cm" svg:x="8.368cm" svg:y="5.42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style-name="gr3" svg:width="0.451cm" svg:height="0.768cm" svg:x="8.421cm" svg:y="8.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6" draw:style-name="gr3" svg:width="0.451cm" svg:height="0.609cm" svg:x="8.527cm" svg:y="11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style-name="gr3" svg:width="0.451cm" svg:height="0.689cm" svg:x="8.553cm" svg:y="14.0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гелина Кулькова</meta:initial-creator>
    <meta:creation-date>2023-10-05T12:01:18.47</meta:creation-date>
    <meta:document-statistic meta:table-count="0" meta:image-count="0" meta:object-count="0" meta:page-count="3" meta:paragraph-count="12" meta:word-count="51" meta:character-count="397"/>
    <dc:date>2023-10-05T12:37:42.90</dc:date>
    <dc:creator>Ангелина Кулькова</dc:creator>
    <meta:editing-duration>PT35S</meta:editing-duration>
    <meta:editing-cycles>1</meta:editing-cycles>
    <meta:generator>OpenOffice/4.1.14$Win32 OpenOffice.org_project/4114m1$Build-9811</meta:generator>
  </office:meta>
</office:document-meta>
</file>